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system-ui" svg:font-family="system-ui, Ubuntu, 'Droid Sans', sans-serif"/>
  </office:font-face-decls>
  <office:automatic-styles>
    <style:style style:name="Table1" style:family="table">
      <style:table-properties style:width="5.6486in" fo:margin-left="0.2535in" fo:margin-top="0in" fo:margin-bottom="0in" table:align="left" style:writing-mode="lr-tb"/>
    </style:style>
    <style:style style:name="Table1.A" style:family="table-column">
      <style:table-column-properties style:column-width="5.6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6486in" fo:margin-left="0.2535in" fo:margin-top="0in" fo:margin-bottom="0in" table:align="left" style:writing-mode="lr-tb"/>
    </style:style>
    <style:style style:name="Table2.A" style:family="table-column">
      <style:table-column-properties style:column-width="5.64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6486in" fo:margin-left="0.2535in" fo:margin-top="0in" fo:margin-bottom="0in" table:align="left" style:writing-mode="lr-tb"/>
    </style:style>
    <style:style style:name="Table3.A" style:family="table-column">
      <style:table-column-properties style:column-width="5.648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6486in" fo:margin-left="0.2535in" fo:margin-top="0in" fo:margin-bottom="0in" table:align="left" style:writing-mode="lr-tb"/>
    </style:style>
    <style:style style:name="Table4.A" style:family="table-column">
      <style:table-column-properties style:column-width="5.648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6486in" fo:margin-left="0.2535in" fo:margin-top="0in" fo:margin-bottom="0in" table:align="left" style:writing-mode="lr-tb"/>
    </style:style>
    <style:style style:name="Table5.A" style:family="table-column">
      <style:table-column-properties style:column-width="5.6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5.6486in" fo:margin-left="0.2535in" fo:margin-top="0in" fo:margin-bottom="0in" table:align="left" style:writing-mode="lr-tb"/>
    </style:style>
    <style:style style:name="Table6.A" style:family="table-column">
      <style:table-column-properties style:column-width="5.64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5.6486in" fo:margin-left="0.2535in" fo:margin-top="0in" fo:margin-bottom="0in" table:align="left" style:writing-mode="lr-tb"/>
    </style:style>
    <style:style style:name="Table7.A" style:family="table-column">
      <style:table-column-properties style:column-width="5.6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6486in" fo:margin-left="0.2535in" fo:margin-top="0in" fo:margin-bottom="0in" table:align="left" style:writing-mode="lr-tb"/>
    </style:style>
    <style:style style:name="Table8.A" style:family="table-column">
      <style:table-column-properties style:column-width="5.648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5.6486in" fo:margin-left="0.2535in" fo:margin-top="0in" fo:margin-bottom="0in" table:align="left" style:writing-mode="lr-tb"/>
    </style:style>
    <style:style style:name="Table9.A" style:family="table-column">
      <style:table-column-properties style:column-width="5.648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5.6486in" fo:margin-left="0.2535in" fo:margin-top="0in" fo:margin-bottom="0in" table:align="left" style:writing-mode="lr-tb"/>
    </style:style>
    <style:style style:name="Table10.A" style:family="table-column">
      <style:table-column-properties style:column-width="5.6486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5.6486in" fo:margin-left="0.2535in" fo:margin-top="0in" fo:margin-bottom="0in" table:align="left" style:writing-mode="lr-tb"/>
    </style:style>
    <style:style style:name="Table11.A" style:family="table-column">
      <style:table-column-properties style:column-width="5.648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5.6486in" fo:margin-left="0.2535in" fo:margin-top="0in" fo:margin-bottom="0in" table:align="left" style:writing-mode="lr-tb"/>
    </style:style>
    <style:style style:name="Table12.A" style:family="table-column">
      <style:table-column-properties style:column-width="5.6486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5.6486in" fo:margin-left="0.2535in" fo:margin-top="0in" fo:margin-bottom="0in" table:align="left" style:writing-mode="lr-tb"/>
    </style:style>
    <style:style style:name="Table13.A" style:family="table-column">
      <style:table-column-properties style:column-width="5.6486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2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3" style:family="paragraph" style:parent-style-name="List_20_Paragraph">
      <style:paragraph-properties fo:margin-left="0in" fo:margin-top="0.1945in" fo:margin-bottom="0.1945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4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style:letter-kerning="false" style:font-size-asian="12pt" style:font-name-complex="Calibri1" style:font-size-complex="12pt" style:language-complex="ar" style:country-complex="SA"/>
    </style:style>
    <style:style style:name="P5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style:letter-kerning="false" style:font-size-asian="12pt" style:font-name-complex="Calibri1" style:font-size-complex="12pt" style:language-complex="ar" style:country-complex="SA"/>
    </style:style>
    <style:style style:name="P6" style:family="paragraph" style:parent-style-name="List_20_Paragraph">
      <style:paragraph-properties fo:margin-left="0in" fo:margin-top="0.1945in" fo:margin-bottom="0.1945in" style:contextual-spacing="true" fo:text-align="justify" style:justify-single-word="false" fo:orphans="2" fo:widows="2"/>
      <style:text-properties style:font-name="Calibri" fo:font-size="12pt" fo:language="en" fo:country="US" style:letter-kerning="false" style:font-size-asian="12pt" style:font-name-complex="Calibri1" style:font-size-complex="12pt" style:language-complex="ar" style:country-complex="SA"/>
    </style:style>
    <style:style style:name="P7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8" style:family="paragraph" style:parent-style-name="Header">
      <style:text-properties fo:language="en" fo:country="US"/>
    </style:style>
    <style:style style:name="P9" style:family="paragraph" style:parent-style-name="Heading_20_3">
      <style:paragraph-properties fo:margin-top="0.1665in" fo:margin-bottom="0.1665in" style:contextual-spacing="false" fo:text-align="justify" style:justify-single-word="false"/>
    </style:style>
    <style:style style:name="P10" style:family="paragraph" style:parent-style-name="Heading_20_3">
      <style:paragraph-properties fo:margin-top="0.1665in" fo:margin-bottom="0.1665in" style:contextual-spacing="false" fo:keep-together="auto" fo:keep-with-next="auto"/>
    </style:style>
    <style:style style:name="P11" style:family="paragraph" style:parent-style-name="Heading_20_3">
      <style:paragraph-properties fo:margin-top="0.1665in" fo:margin-bottom="0.1665in" style:contextual-spacing="false" fo:keep-together="auto" fo:text-indent="0.25in" style:auto-text-indent="false" fo:keep-with-next="auto"/>
    </style:style>
    <style:style style:name="P12" style:family="paragraph" style:parent-style-name="Heading_20_3">
      <style:paragraph-properties fo:margin-left="0.25in" fo:margin-top="0.1665in" fo:margin-bottom="0.1665in" style:contextual-spacing="false" fo:keep-together="auto" fo:keep-with-next="auto"/>
    </style:style>
    <style:style style:name="P13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14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15" style:family="paragraph" style:parent-style-name="List_20_Paragraph">
      <style:paragraph-properties fo:margin-left="0in" fo:margin-top="0.1945in" fo:margin-bottom="0.1945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16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bold" officeooo:rsid="001b763f" officeooo:paragraph-rsid="001b763f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17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style:letter-kerning="false" style:font-size-asian="12pt" style:font-name-complex="Calibri1" style:font-size-complex="12pt" style:language-complex="ar" style:country-complex="SA"/>
    </style:style>
    <style:style style:name="P18" style:family="paragraph" style:parent-style-name="List_20_Paragraph">
      <style:paragraph-properties fo:margin-left="0in" fo:margin-top="0.1945in" fo:margin-bottom="0.1945in" style:contextual-spacing="true" fo:text-align="justify" style:justify-single-word="false" fo:orphans="2" fo:widows="2"/>
      <style:text-properties style:font-name="Calibri" fo:font-size="12pt" fo:language="en" fo:country="US" style:letter-kerning="false" style:font-size-asian="12pt" style:font-name-complex="Calibri1" style:font-size-complex="12pt" style:language-complex="ar" style:country-complex="SA"/>
    </style:style>
    <style:style style:name="P19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officeooo:paragraph-rsid="001bc5c0" style:letter-kerning="false" style:font-size-asian="12pt" style:font-name-complex="Calibri1" style:font-size-complex="12pt" style:language-complex="ar" style:country-complex="SA"/>
    </style:style>
    <style:style style:name="P20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officeooo:rsid="001b763f" officeooo:paragraph-rsid="001b763f" style:letter-kerning="false" style:font-size-asian="12pt" style:font-name-complex="Calibri1" style:font-size-complex="12pt" style:language-complex="ar" style:country-complex="SA"/>
    </style:style>
    <style:style style:name="P21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officeooo:rsid="001bc5c0" officeooo:paragraph-rsid="001bc5c0" style:letter-kerning="false" style:font-size-asian="12pt" style:font-name-complex="Calibri1" style:font-size-complex="12pt" style:language-complex="ar" style:country-complex="SA"/>
    </style:style>
    <style:style style:name="P22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officeooo:rsid="001c2603" officeooo:paragraph-rsid="001c2603" style:letter-kerning="false" style:font-size-asian="12pt" style:font-name-complex="Calibri1" style:font-size-complex="12pt" style:language-complex="ar" style:country-complex="SA"/>
    </style:style>
    <style:style style:name="P23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normal" officeooo:paragraph-rsid="001b763f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4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paragraph-rsid="001c2603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5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normal" officeooo:rsid="001b763f" officeooo:paragraph-rsid="001b763f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6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rsid="001c2603" officeooo:paragraph-rsid="001c2603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7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font-weight="normal" officeooo:paragraph-rsid="001bc5c0"/>
    </style:style>
    <style:style style:name="P28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font-weight="normal" officeooo:rsid="001c2603" officeooo:paragraph-rsid="001c2603"/>
    </style:style>
    <style:style style:name="P29" style:family="paragraph" style:parent-style-name="List_20_Paragraph">
      <style:paragraph-properties fo:margin-left="0.25in" fo:margin-top="0.1945in" fo:margin-bottom="0.1945in" style:contextual-spacing="true" fo:text-align="justify" style:justify-single-word="false"/>
      <style:text-properties style:font-name="Calibri" fo:language="en" fo:country="US" fo:font-weight="bold" style:font-weight-asian="bold" style:font-name-complex="Calibri1" style:font-weight-complex="bold"/>
    </style:style>
    <style:style style:name="P30" style:family="paragraph" style:parent-style-name="List_20_Paragraph" style:list-style-name="WWNum43">
      <style:paragraph-properties fo:margin-top="0.1945in" fo:margin-bottom="0.1945in" style:contextual-spacing="true" fo:text-align="justify" style:justify-single-word="false"/>
    </style:style>
    <style:style style:name="P31" style:family="paragraph" style:parent-style-name="List_20_Paragraph" style:list-style-name="WWNum25">
      <style:paragraph-properties fo:margin-top="0.1945in" fo:margin-bottom="0.1945in" style:contextual-spacing="true" fo:text-align="justify" style:justify-single-word="false"/>
    </style:style>
    <style:style style:name="P32" style:family="paragraph" style:parent-style-name="Standard">
      <style:text-properties fo:language="en" fo:country="US" fo:font-weight="bold" style:font-weight-asian="bold" style:font-style-complex="italic"/>
    </style:style>
    <style:style style:name="P33" style:family="paragraph" style:parent-style-name="Standard">
      <style:text-properties fo:language="en" fo:country="US" style:language-asian="en" style:country-asian="US"/>
    </style:style>
    <style:style style:name="P34" style:family="paragraph" style:parent-style-name="Standard">
      <style:paragraph-properties fo:margin-top="0.1945in" fo:margin-bottom="0.1945in" style:contextual-spacing="false" fo:text-align="justify" style:justify-single-word="false"/>
    </style:style>
    <style:style style:name="P35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Calibri" fo:language="en" fo:country="US" fo:font-weight="bold" style:font-weight-asian="bold" style:font-name-complex="Calibri1" style:font-weight-complex="bold"/>
    </style:style>
    <style:style style:name="P36" style:family="paragraph" style:parent-style-name="Standard">
      <loext:graphic-properties draw:fill="solid" draw:fill-color="#ffffff"/>
      <style:paragraph-properties style:line-height-at-least="0.1874in" fo:background-color="#ffffff"/>
      <style:text-properties style:font-name="Calibri" fo:language="en" fo:country="US" fo:font-weight="bold" style:font-weight-asian="bold" style:font-name-complex="Calibri1" style:font-weight-complex="bold"/>
    </style:style>
    <style:style style:name="P37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Calibri" fo:language="en" fo:country="US" style:font-name-complex="Calibri1"/>
    </style:style>
    <style:style style:name="P38" style:family="paragraph" style:parent-style-name="Title">
      <style:paragraph-properties fo:text-align="center" style:justify-single-word="false"/>
    </style:style>
    <style:style style:name="T1" style:family="text">
      <style:text-properties style:font-name="Calibri" fo:font-size="20pt" fo:language="en" fo:country="US" style:font-size-asian="20pt" style:font-name-complex="Calibri1" style:font-size-complex="20pt"/>
    </style:style>
    <style:style style:name="T2" style:family="text">
      <style:text-properties style:font-name="Calibri" fo:language="en" fo:country="US" fo:font-weight="bold" style:font-weight-asian="bold" style:font-name-complex="Calibri1" style:font-weight-complex="bold"/>
    </style:style>
    <style:style style:name="T3" style:family="text">
      <style:text-properties style:font-name="Calibri" fo:language="en" fo:country="US" style:font-name-complex="Calibri1"/>
    </style:style>
    <style:style style:name="T4" style:family="text">
      <style:text-properties style:font-name="Calibri"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5" style:family="text">
      <style:text-properties style:font-name="Calibri" fo:font-size="12pt" fo:language="en" fo:country="US" style:font-size-asian="12pt" style:font-name-complex="Calibri1" style:font-size-complex="12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style:font-weight-asian="bold" style:font-style-complex="italic"/>
    </style:style>
    <style:style style:name="T9" style:family="text">
      <style:text-properties fo:language="en" fo:country="US" style:language-asian="en" style:country-asian="US"/>
    </style:style>
    <style:style style:name="T10" style:family="text">
      <style:text-properties fo:language="en" fo:country="US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T11" style:family="text">
      <style:text-properties fo:language="en" fo:country="US" officeooo:rsid="001bc5c0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T12" style:family="text">
      <style:text-properties fo:language="en" fo:country="US" officeooo:rsid="001c2603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T13" style:family="text">
      <style:text-properties fo:color="#000000" loext:opacity="100%" style:font-name="Calibri" fo:font-size="11pt" fo:language="en" fo:country="US" style:font-size-asian="11pt" style:font-name-complex="Calibri1" style:font-size-complex="11pt"/>
    </style:style>
    <style:style style:name="T14" style:family="text">
      <style:text-properties fo:color="#000000" loext:opacity="100%" style:font-name="Calibri" fo:font-size="11pt" fo:language="en" fo:country="GB" style:font-size-asian="11pt" style:font-name-complex="Calibri1" style:font-size-complex="11pt"/>
    </style:style>
    <style:style style:name="T15" style:family="text">
      <style:text-properties fo:color="#000000" loext:opacity="100%" style:font-name="Calibri" fo:font-size="12pt" fo:language="en" fo:country="US" style:font-size-asian="12pt" style:font-name-complex="Calibri1" style:font-size-complex="12pt"/>
    </style:style>
    <style:style style:name="T16" style:family="text">
      <style:text-properties fo:language="en" fo:country="GB"/>
    </style:style>
    <style:style style:name="T17" style:family="text">
      <style:text-properties fo:color="#ff0000" loext:opacity="100%" style:font-name="Calibri" fo:font-size="11pt" fo:language="en" fo:country="US" style:font-size-asian="11pt" style:font-name-complex="Calibri1" style:font-size-complex="11pt"/>
    </style:style>
    <style:style style:name="T18" style:family="text">
      <style:text-properties fo:color="#ff0000" loext:opacity="100%" style:font-name="Calibri"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19" style:family="text">
      <style:text-properties fo:font-size="9pt" fo:language="en" fo:country="US" style:font-size-asian="9pt" style:font-size-complex="9pt"/>
    </style:style>
    <style:style style:name="T20" style:family="text">
      <style:text-properties officeooo:rsid="001b763f"/>
    </style:style>
    <style:style style:name="T21" style:family="text">
      <style:text-properties officeooo:rsid="001bc5c0"/>
    </style:style>
    <style:style style:name="T22" style:family="text">
      <style:text-properties officeooo:rsid="001c26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 loext:marker-style-name="T1"><text:span text:style-name="T1">Prediction of daily sports and activities from wearables Student’s report</text:span><text:span text:style-name="T1"/></text:p>
      <text:p text:style-name="P32" loext:marker-style-name="T8"/>
      <text:p text:style-name="P34" loext:marker-style-name="T2"><text:span text:style-name="T2">Your name and date.</text:span><text:span text:style-name="T2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0">Name: Núria Torquet Luna</text:span></text:p>
            <text:p text:style-name="P25">Date: 05/05/2026</text:p>
          </table:table-cell>
        </table:table-row>
      </table:table>
      <text:p text:style-name="P35" loext:marker-style-name="T2"/>
      <text:p text:style-name="P34" loext:marker-style-name="T2"><text:span text:style-name="T2">Introduction.</text:span><text:span text:style-name="T2"/></text:p>
      <text:h text:style-name="P9" text:outline-level="3" loext:marker-style-name="T13"><text:span text:style-name="T13">Review and complete the notebook “Assignment2_mHealth.ipynb”.</text:span><text:span text:style-name="T16"> </text:span><text:span text:style-name="T13">Describe the context and objectives of the assignment (</text:span><text:span text:style-name="T17">Do not copy notebook text. Write in your own words showing understanding.</text:span><text:span text:style-name="T13">). 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 loext:marker-style-name="T5"/>
            <text:p text:style-name="P2" loext:marker-style-name="T4"/>
          </table:table-cell>
        </table:table-row>
      </table:table>
      <text:p text:style-name="P33" loext:marker-style-name="T9"/>
      <text:h text:style-name="P10" text:outline-level="3" loext:marker-style-name="T13"><text:span text:style-name="T13">Fill in the following sections of this document with answers to the questions and conclusions drawn from the analysis presented in the notebook.</text:span><text:span text:style-name="T13"/></text:h>
      <text:p text:style-name="P34" loext:marker-style-name="T2"><text:span text:style-name="T2">Questions.</text:span><text:span text:style-name="T2"/></text:p>
      <text:list text:style-name="WWNum43">
        <text:list-item>
          <text:p text:style-name="P30" loext:marker-style-name="T2"><text:span text:style-name="T2">Understanding the Dataset.</text:span><text:span text:style-name="T2"/></text:p>
        </text:list-item>
      </text:list>
      <text:h text:style-name="P11" text:outline-level="3" loext:marker-style-name="T13"><text:span text:style-name="T13">1. <text:s/>Question 1. </text:span><text:span text:style-name="T13"/></text:h>
      <text:h text:style-name="P11" text:outline-level="3" loext:marker-style-name="T13"><text:span text:style-name="T13"><text:s text:c="4"/>a. <text:s/>Number of subjects and activities in the dataset </text:span><text:span text:style-name="T1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 loext:marker-style-name="T5"/>
            <text:p text:style-name="P20" loext:marker-style-name="T5"><text:bookmark text:name="_Hlk228368283"/>There are 8 subjects (p1 to p8) and 19 activities (a01 to a19).</text:p>
          </table:table-cell>
        </table:table-row>
      </table:table>
      <text:h text:style-name="P11" text:outline-level="3" loext:marker-style-name="T13"><text:span text:style-name="T13"><text:s text:c="4"/>b. Number of sensor locations and type of signals recorded (e.g., accelerometer)</text:span><text:span text:style-name="T13"/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 loext:marker-style-name="T5"/>
            <text:p text:style-name="P25">There are 45 sensors channels in total, coming from 5 Xsens Mtx units placed on the torso, right arm, left arm, right leg and left leg.</text:p>
            <text:p text:style-name="P25"><text:soft-page-break/>Each provides 9 channels of signal data (typically 3-axis accelerometer, 3-axis gyroscope, and 3-axis magnetometer). For example, the first channel of each unit corresponds to the x-axis accelerometer.</text:p>
            <text:p text:style-name="P16" loext:marker-style-name="T4"/>
          </table:table-cell>
        </table:table-row>
      </table:table>
      <text:h text:style-name="P11" text:outline-level="3" loext:marker-style-name="T13"><text:span text:style-name="T13"><text:s text:c="4"/>c. Number of samples per activity</text:span><text:span text:style-name="T13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 loext:marker-style-name="T5">Each activity is performed for 5 minutes per subject. The data is divided into 60 segments of 5 seconds each, and sampled at 25 Hz. This means that there are 125 samples per segment.</text:p>
            <text:p text:style-name="P21" loext:marker-style-name="T5">For each subject performing an activity, there are 60 x 125 = 7500 samples.</text:p>
            <text:p text:style-name="P19" loext:marker-style-name="T5"><text:span text:style-name="T21">And across all 8 subjects tehre are 7500 x 8 = 60000 samples per activity.</text:span></text:p>
          </table:table-cell>
        </table:table-row>
      </table:table>
      <text:h text:style-name="P12" text:outline-level="3" loext:marker-style-name="T13"><text:span text:style-name="T13">2. <text:s/>Question 2. What potential sources of noise or variability may exist in wearable data?</text:span><text:span text:style-name="T13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 loext:marker-style-name="T5">- <text:span text:style-name="T21">Biological differences between subjects, like body type, height or fitness level.</text:span></text:p>
            <text:p text:style-name="P4" loext:marker-style-name="T5">- <text:span text:style-name="T21">Placement of the sensor on the bodies of different individuals, device shifting/slipping during high-impact movements</text:span></text:p>
            <text:p text:style-name="P4" loext:marker-style-name="T5">- <text:span text:style-name="T21">Environmental factors</text:span></text:p>
          </table:table-cell>
        </table:table-row>
      </table:table>
      <text:h text:style-name="P12" text:outline-level="3" loext:marker-style-name="T14"><text:span text:style-name="T13">3. <text:s/>Question 3. What variability did you observe between subjects?</text:span><text:span text:style-name="T14"/>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7"><text:span text:style-name="T11">The drop in classification accuracy from ~99.3% (when data is randomly shuffled) to ~82.8% (when a subject is left out for testing) indicates high variability between subjects. </text:span><text:span text:style-name="T12">Each subject has individual movements and differences.</text:span></text:p>
            <text:p text:style-name="P28"><text:span text:style-name="T12">T</text:span><text:span text:style-name="T10">he model can recognize activities when it has seen portions of this movement in training. But it struggles when forced to generalize to a new person whose movements differs from the group seen in training.</text:span></text:p>
          </table:table-cell>
        </table:table-row>
      </table:table>
      <text:list text:continue-numbering="true" text:style-name="WWNum43">
        <text:list-item>
          <text:p text:style-name="P30" loext:marker-style-name="T2"><text:span text:style-name="T2">Describe any preprocessing you have applied to the raw signal (e.g., Normalisation, Filtering,…) and the reason for choosing such step.</text:span><text:span text:style-name="T2"/></text:p>
        </text:list-item>
      </text:list>
      <text:p text:style-name="P36" loext:marker-style-name="T2"><text:soft-page-break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6">We have not applied any complex filtering or normalization to the raw signals. Primary preprocessing step was segmentation: 5-minutes activities were chopped into smaller 5 seconf windows (125 samples each).</text:p>
            <text:p text:style-name="P24"><text:span text:style-name="T22">This was chosen because 5 seconds is long enough to capture repetitive cycles (steps while walking or running) but short enough to compute localized statistical features that represents the signal properties over a short period.</text:span></text:p>
          </table:table-cell>
        </table:table-row>
      </table:table>
      <text:p text:style-name="P35" loext:marker-style-name="T2"/>
      <text:list text:continue-numbering="true" text:style-name="WWNum43">
        <text:list-item>
          <text:p text:style-name="P30" loext:marker-style-name="T2"><text:span text:style-name="T2">List the features you have extracted from the signals (e.g., mean, stdev, frecuency-domain features…).</text:span><text:span text:style-name="T16"> </text:span><text:span text:style-name="T2">Why do you think it may help distinguish activities? Do they capture time-domain or frequency-domain information?</text:span></text:p>
        </text:list-item>
      </text:list>
      <text:p text:style-name="P29" loext:marker-style-name="T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 loext:marker-style-name="T4">The features extracted are:</text:p>
            <text:p text:style-name="P22" loext:marker-style-name="T4">- mean</text:p>
            <text:p text:style-name="P22" loext:marker-style-name="T4">- standard deviation</text:p>
            <text:p text:style-name="P22" loext:marker-style-name="T4">- minimum</text:p>
            <text:p text:style-name="P22" loext:marker-style-name="T4">- maximum</text:p>
            <text:p text:style-name="P22" loext:marker-style-name="T4">- median</text:p>
            <text:p text:style-name="P22" loext:marker-style-name="T4">- variance</text:p>
            <text:p text:style-name="P22" loext:marker-style-name="T4">for each of the 45 sensor columns.</text:p>
            <text:p text:style-name="P22" loext:marker-style-name="T4">These capture time-domain information. Help distinguish activities because they describe the signal’s amplitude and centralized tendencies.</text:p>
            <text:p text:style-name="P3" loext:marker-style-name="T4"/>
            <text:p text:style-name="P3" loext:marker-style-name="T4"/>
            <text:p text:style-name="P3" loext:marker-style-name="T4"/>
            <text:p text:style-name="P3" loext:marker-style-name="T4"/>
            <text:p text:style-name="P2" loext:marker-style-name="T4"/>
          </table:table-cell>
        </table:table-row>
      </table:table>
      <text:p text:style-name="P35" loext:marker-style-name="T2"/>
      <text:list text:continue-numbering="true" text:style-name="WWNum43">
        <text:list-item>
          <text:p text:style-name="P30" loext:marker-style-name="T2"><text:span text:style-name="T2">Discuss which features you believe are most informative and which features might be redundant.</text:span><text:span text:style-name="T2"/></text:p>
        </text:list-item>
      </text:list>
      <text:p text:style-name="P29" loext:marker-style-name="T2"><text:soft-page-break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" loext:marker-style-name="T4"/>
            <text:p text:style-name="P3" loext:marker-style-name="T4"/>
            <text:p text:style-name="P6" loext:marker-style-name="T5"/>
            <text:p text:style-name="P3" loext:marker-style-name="T4"/>
            <text:p text:style-name="P3" loext:marker-style-name="T4"/>
            <text:p text:style-name="P3" loext:marker-style-name="T4"/>
            <text:p text:style-name="P3" loext:marker-style-name="T4"/>
            <text:p text:style-name="P2" loext:marker-style-name="T4"/>
          </table:table-cell>
        </table:table-row>
      </table:table>
      <text:p text:style-name="P35" loext:marker-style-name="T2"/>
      <text:list text:continue-numbering="true" text:style-name="WWNum43">
        <text:list-item>
          <text:p text:style-name="P30" loext:marker-style-name="T2"><text:span text:style-name="T2">Specify the model (e.g., XGBoost, Random Forest, etc.) and hyperparameters used. Why this model was chosen? What advantages it provides for this task?</text:span><text:span text:style-name="T2"/></text:p>
        </text:list-item>
      </text:list>
      <text:p text:style-name="P29" loext:marker-style-name="T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" loext:marker-style-name="T4"/>
            <text:p text:style-name="P6" loext:marker-style-name="T5"/>
            <text:p text:style-name="P3" loext:marker-style-name="T4"/>
            <text:p text:style-name="P3" loext:marker-style-name="T4"/>
            <text:p text:style-name="P3" loext:marker-style-name="T4"/>
            <text:p text:style-name="P3" loext:marker-style-name="T4"/>
            <text:p text:style-name="P3" loext:marker-style-name="T4"/>
            <text:p text:style-name="P2" loext:marker-style-name="T4"/>
          </table:table-cell>
        </table:table-row>
      </table:table>
      <text:p text:style-name="P34" loext:marker-style-name="T2"><text:span text:style-name="T2"><text:s/></text:span><text:span text:style-name="T2"/></text:p>
      <text:list text:continue-numbering="true" text:style-name="WWNum43">
        <text:list-item>
          <text:p text:style-name="P30" loext:marker-style-name="T2"><text:span text:style-name="T2">Two different training strategies were implemented. Discuss differences in performance according to the evaluation metrics calculated and main findings. Does the model show signs of overfitting?</text:span><text:span text:style-name="T2"/></text:p>
        </text:list-item>
      </text:list>
      <text:p text:style-name="P29" loext:marker-style-name="T2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" loext:marker-style-name="T4"/>
            <text:p text:style-name="P3" loext:marker-style-name="T4"/>
            <text:p text:style-name="P6" loext:marker-style-name="T5"/>
            <text:p text:style-name="P3" loext:marker-style-name="T4"/>
            <text:p text:style-name="P3" loext:marker-style-name="T4"/>
            <text:p text:style-name="P3" loext:marker-style-name="T4"><text:soft-page-break/></text:p>
            <text:p text:style-name="P3" loext:marker-style-name="T4"/>
            <text:p text:style-name="P2" loext:marker-style-name="T4"/>
          </table:table-cell>
        </table:table-row>
      </table:table>
      <text:p text:style-name="P29" loext:marker-style-name="T2"/>
      <text:list text:continue-numbering="true" text:style-name="WWNum43">
        <text:list-item>
          <text:p text:style-name="P30" loext:marker-style-name="T2"><text:span text:style-name="T3"><text:s/></text:span><text:span text:style-name="T2">Identify and discuss limitations of this work. Provide at least two examples of real-world uses/applications/tasks for this dataset.</text:span></text:p>
        </text:list-item>
      </text:list>
      <text:p text:style-name="P29" loext:marker-style-name="T2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" loext:marker-style-name="T4"/>
            <text:p text:style-name="P3" loext:marker-style-name="T4"/>
            <text:p text:style-name="P6" loext:marker-style-name="T5"/>
            <text:p text:style-name="P3" loext:marker-style-name="T4"/>
            <text:p text:style-name="P3" loext:marker-style-name="T4"/>
            <text:p text:style-name="P3" loext:marker-style-name="T4"/>
            <text:p text:style-name="P3" loext:marker-style-name="T4"/>
            <text:p text:style-name="P2" loext:marker-style-name="T4"/>
          </table:table-cell>
        </table:table-row>
      </table:table>
      <text:p text:style-name="P34" loext:marker-style-name="T2"><text:span text:style-name="T2">Submission.</text:span><text:span text:style-name="T2"/></text:p>
      <text:list text:style-name="WWNum25">
        <text:list-item>
          <text:p text:style-name="P31" loext:marker-style-name="T15"><text:span text:style-name="T15">Submit this filled-in document (in PDF format)</text:span><text:span text:style-name="T5"> and </text:span><text:span text:style-name="T15">the completed notebook under the specific task</text:span><text:span text:style-name="T5"> </text:span><text:span text:style-name="T15">on Campus Virtual by</text:span><text:span text:style-name="T18"> 12/05/2026 13:59 CET</text:span><text:span text:style-name="T15">.</text:span></text:p>
        </text:list-item>
      </text:list>
      <text:p text:style-name="P37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28in" fo:margin-bottom="0in" style:contextual-spacing="false" fo:line-height="108%" fo:keep-together="always" fo:keep-with-next="always"/>
      <style:text-properties fo:color="#1f4d78" loext:opacity="100%" style:font-name="Calibri Light" fo:font-family="'Calibri Light'" style:font-family-generic="roman" style:font-pitch="variable" style:font-name-asian="F" style:font-family-generic-asian="system" style:font-pitch-asian="variable" style:language-asian="en" style:country-asian="US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loext:linked-style-name="Título_20_4_20_Car" style:default-outline-level="4" style:list-style-name="" style:class="text">
      <style:paragraph-properties fo:margin-top="0.1945in" fo:margin-bottom="0.1945in" style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Balloon_20_Text" style:display-name="Balloon Text" style:family="paragraph" style:parent-style-name="Standard" loext:linked-style-name="Texto_20_de_20_globo_20_Car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hl" style:family="paragraph" style:parent-style-name="Standard">
      <style:paragraph-properties fo:margin-top="0.1945in" fo:margin-bottom="0.1945in" style:contextual-spacing="false"/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apple-converted-spac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we-math-mathml-inline" style:family="text" style:parent-style-name="Default_20_Paragraph_20_Font"/>
    <style:style style:name="il" style:family="text" style:parent-style-name="Default_20_Paragraph_20_Font"/>
    <style:style style:name="Título_20_4_20_Car" style:display-name="Título 4 C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ítulo_20_3_20_Car" style:display-name="Título 3 C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1_20_Car" style:display-name="Título 1 C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rfc-language-tag-asian="es-ES-u-co-trad" style:language-asian="es" style:country-asian="ES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rfc-language-tag-asian="es-ES-u-co-trad" style:language-asian="es" style:country-asian="ES" style:font-name-complex="F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d1d1d" loext:opacity="100%" fo:font-size="9pt" style:font-name-asian="Calibri1" style:font-family-asian="Calibri" style:font-family-generic-asian="system" style:font-pitch-asian="variable" style:font-size-asian="9pt" style:font-name-complex="Helvetica" style:font-family-complex="Helvetica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4085" loext:opacity="100%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004085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fo:color="#004085" loext:opacity="100%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/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Helvetic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Segoe UI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Segoe UI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Times New Roman'"/>
      </text:list-level-style-bullet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2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22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3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3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31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3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3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3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3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3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3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3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32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32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33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33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33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33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P2" style:family="paragraph" style:parent-style-name="Header">
      <style:text-properties fo:language="en" fo:country="US"/>
    </style:style>
    <style:style style:name="MT1" style:family="text">
      <style:text-properties fo:language="en" fo:country="US"/>
    </style:style>
    <style:style style:name="MT2" style:family="text">
      <style:text-properties fo:language="en" fo:country="US" fo:font-weight="bold" style:font-weight-asian="bold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Data Science for Health</text:span><text:span text:style-name="MT1">. </text:span></text:p>
        <text:p text:style-name="Header" loext:marker-style-name="MT3"><text:span text:style-name="MT3">MSc on Fundamentals of Data Science. Facultat de Matemàtiques i Informàtica. UB</text:span><text:span text:style-name="MT3"/></text:p>
        <text:p text:style-name="MP2" loext:marker-style-name="MT1"/>
        <text:p text:style-name="MP2" loext:marker-style-name="MT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ura Igual Muñoz</meta:initial-creator>
    <meta:editing-cycles>350</meta:editing-cycles>
    <meta:print-date>2025-03-14T16:14:00</meta:print-date>
    <meta:creation-date>2021-03-15T11:15:00</meta:creation-date>
    <dc:date>2026-05-05T09:34:23.202404434</dc:date>
    <meta:editing-duration>PT3H17M43S</meta:editing-duration>
    <meta:generator>LibreOffice/24.2.7.2$Linux_X86_64 LibreOffice_project/420$Build-2</meta:generator>
    <meta:document-statistic meta:table-count="13" meta:image-count="0" meta:object-count="0" meta:page-count="5" meta:paragraph-count="48" meta:word-count="642" meta:character-count="4150" meta:non-whitespace-character-count="3541"/>
    <meta:user-defined meta:name="AppVersion">16.0000</meta:user-defined>
    <meta:template xlink:type="simple" xlink:actuate="onRequest" xlink:title="Normal" xlink:href=""/>
  </office:meta>
</office:document-meta>
</file>